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176ac" officeooo:paragraph-rsid="000176ac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176ac" officeooo:paragraph-rsid="000176ac" style:font-weight-asian="normal" style:font-weight-complex="normal"/>
    </style:style>
    <style:style style:name="P3" style:family="paragraph" style:parent-style-name="Standard">
      <style:text-properties fo:font-weight="normal" officeooo:rsid="000176ac" officeooo:paragraph-rsid="000176ac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176ac" officeooo:paragraph-rsid="000176ac" fo:background-color="transparent" style:font-weight-asian="normal" style:font-weight-complex="normal"/>
    </style:style>
    <style:style style:name="P5" style:family="paragraph" style:parent-style-name="Standard">
      <style:text-properties fo:color="#ce181e" fo:font-weight="bold" officeooo:rsid="0002bafe" officeooo:paragraph-rsid="0002bafe" style:font-weight-asian="bold" style:font-weight-complex="bold"/>
    </style:style>
    <style:style style:name="P6" style:family="paragraph" style:parent-style-name="Standard">
      <style:text-properties fo:color="#ce181e" fo:font-weight="bold" officeooo:rsid="0002bafe" officeooo:paragraph-rsid="0004b06c" style:font-weight-asian="bold" style:font-weight-complex="bold"/>
    </style:style>
    <style:style style:name="P7" style:family="paragraph" style:parent-style-name="Standard">
      <style:text-properties style:use-window-font-color="true" fo:font-weight="bold" officeooo:rsid="0002bafe" officeooo:paragraph-rsid="0002bafe" style:font-weight-asian="bold" style:font-weight-complex="bold"/>
    </style:style>
    <style:style style:name="P8" style:family="paragraph" style:parent-style-name="Standard">
      <style:text-properties fo:color="#000000" fo:font-weight="normal" officeooo:rsid="0002bafe" officeooo:paragraph-rsid="0002bafe" style:font-weight-asian="normal" style:font-weight-complex="normal"/>
    </style:style>
    <style:style style:name="P9" style:family="paragraph" style:parent-style-name="Standard">
      <style:text-properties fo:color="#000000" fo:font-weight="normal" officeooo:rsid="0002bafe" officeooo:paragraph-rsid="0004b06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36bb0"/>
    </style:style>
    <style:style style:name="T4" style:family="text">
      <style:text-properties officeooo:rsid="0004b0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37192216" text:style-name="L1">
        <text:list-item>
          <text:p text:style-name="P2">B</text:p>
        </text:list-item>
        <text:list-item>
          <text:p text:style-name="P4">D</text:p>
        </text:list-item>
        <text:list-item>
          <text:p text:style-name="P2">C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2">C</text:p>
        </text:list-item>
        <text:list-item>
          <text:p text:style-name="P2">A</text:p>
        </text:list-item>
        <text:list-item>
          <text:p text:style-name="P2">C</text:p>
        </text:list-item>
        <text:list-item>
          <text:p text:style-name="P2">C</text:p>
        </text:list-item>
        <text:list-item>
          <text:p text:style-name="P2">C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D</text:p>
        </text:list-item>
        <text:list-item>
          <text:p text:style-name="P2">B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>A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2">C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2">A</text:p>
        </text:list-item>
        <text:list-item>
          <text:p text:style-name="P2">C</text:p>
        </text:list-item>
      </text:list>
      <text:p text:style-name="P3"/>
      <text:p text:style-name="P3"/>
      <text:p text:style-name="P5">CORRECTIONS</text:p>
      <text:p text:style-name="P5"/>
      <text:p text:style-name="P6"/>
      <text:p text:style-name="P9">2. B</text:p>
      <text:p text:style-name="P9">13. A</text:p>
      <text:p text:style-name="P9">17. <text:span text:style-name="T3">D</text:span></text:p>
      <text:p text:style-name="P9">18.<text:span text:style-name="T3">A</text:span></text:p>
      <text:p text:style-name="P9">22.<text:span text:style-name="T3">B</text:span></text:p>
      <text:p text:style-name="P9">28.<text:span text:style-name="T3">D</text:span></text:p>
      <text:p text:style-name="P9">29.<text:span text:style-name="T4">C</text:span></text:p>
      <text:p text:style-name="P8"/>
      <text:p text:style-name="P5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176ac" officeooo:paragraph-rsid="000176ac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534(1-3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8:39:51.255807271</meta:creation-date>
    <dc:date>2020-05-29T07:43:34.613441809</dc:date>
    <meta:editing-duration>PT12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75" meta:character-count="176" meta:non-whitespace-character-count="170"/>
  </office:meta>
</office:document-meta>
</file>